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DTDScannerImpl.isValidNCNam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ScannerImpl.getVersionNotSupporte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ScannerImpl.isValidNameStartHighSurrogat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ScannerImpl.isInvalid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ScannerImpl.normalizeWhitespace( XMLString value , int from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11DTDScannerImpl.normalizeWhitespace( XML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11DTDScannerImpl.isInvalidLiteral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ScannerImpl.isUnchangedByNormalization( XML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11DTDScannerImpl.isValidNameStartChar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ScannerImpl.XML11DTDScannerImpl( SymbolTable symbolTable , XMLErrorReporter errorReporter , XMLEntityManager entit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ScannerImpl.isValidNameChar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ScannerImpl.scanPubidLiteral( XMLString literal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ML11DTDScannerImpl.XML11DTDScann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11DTDScannerImpl.versionSupported( Stri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